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4">
      <style:text-properties fo:color="#000000"/>
    </style:style>
    <style:style style:name="ce5" style:family="table-cell" style:parent-style-name="Default" style:data-style-name="N4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16" table:default-cell-style-name="ce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string" calcext:value-type="string">
            <text:p>combo</text:p>
          </table:table-cell>
          <table:table-cell table:style-name="ce4" office:value-type="string" calcext:value-type="string">
            <text:p>combo X</text:p>
          </table:table-cell>
          <table:table-cell table:style-name="ce4" office:value-type="string" calcext:value-type="string">
            <text:p>split2</text:p>
          </table:table-cell>
          <table:table-cell table:style-name="ce4" office:value-type="string" calcext:value-type="string">
            <text:p>split2 X</text:p>
          </table:table-cell>
          <table:table-cell table:style-name="ce4" office:value-type="string" calcext:value-type="string">
            <text:p>split1 classic</text:p>
          </table:table-cell>
          <table:table-cell table:style-name="ce4" office:value-type="string" calcext:value-type="string">
            <text:p>split1 classic X</text:p>
          </table:table-cell>
          <table:table-cell table:style-name="ce4" office:value-type="string" calcext:value-type="string">
            <text:p>split4</text:p>
          </table:table-cell>
          <table:table-cell table:style-name="ce4" office:value-type="string" calcext:value-type="string">
            <text:p>split4 X</text:p>
          </table:table-cell>
          <table:table-cell table:style-name="ce4" office:value-type="string" calcext:value-type="string">
            <text:p>split2 classic</text:p>
          </table:table-cell>
          <table:table-cell table:style-name="ce4" office:value-type="string" calcext:value-type="string">
            <text:p>split2 classic X</text:p>
          </table:table-cell>
          <table:table-cell table:style-name="ce4" office:value-type="string" calcext:value-type="string">
            <text:p>split9</text:p>
          </table:table-cell>
          <table:table-cell table:style-name="ce4" office:value-type="string" calcext:value-type="string">
            <text:p>split9 X</text:p>
          </table:table-cell>
          <table:table-cell table:style-name="ce4" office:value-type="string" calcext:value-type="string">
            <text:p>split4 classic</text:p>
          </table:table-cell>
          <table:table-cell table:style-name="ce4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9">
            <text:p>TDU</text:p>
          </table:table-cell>
          <table:table-cell table:style-name="ce2"/>
          <table:table-cell table:style-name="ce3" office:value-type="string" calcext:value-type="string">
            <text:p>artificial sum (15,50,100,150,199)</text:p>
          </table:table-cell>
          <table:table-cell office:value-type="float" office:value="0.476923076923077" calcext:value-type="float">
            <text:p>0.48</text:p>
          </table:table-cell>
          <table:table-cell office:value-type="float" office:value="0.215384615384615" calcext:value-type="float">
            <text:p>0.2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784615384615385" calcext:value-type="float">
            <text:p>0.78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92307692307692" calcext:value-type="float">
            <text:p>0.69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 office:value-type="string" calcext:value-type="string">
            <text:p>real sum</text:p>
          </table:table-cell>
          <table:table-cell office:value-type="float" office:value="0.25" calcext:value-type="float">
            <text:p>0.25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616666666666667" calcext:value-type="float">
            <text:p>0.62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83333333333333" calcext:value-type="float">
            <text:p>0.58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45" calcext:value-type="float">
            <text:p>0.4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483333333333333" calcext:value-type="float">
            <text:p>0.48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table:number-columns-repeated="3"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 office:value-type="string" calcext:value-type="string">
            <text:p>real sum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8" calcext:value-type="float">
            <text:p>0.68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 office:value-type="string" calcext:value-type="string">
            <text:p>real sum avg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4" calcext:value-type="float">
            <text:p>0.4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table:style-name="ce5"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3" office:value-type="string" calcext:value-type="string">
            <text:p>(no segment, no banknote)</text:p>
          </table:table-cell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9">
            <text:p>Hostility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184615384615385" calcext:value-type="float">
            <text:p>0.1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4"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16666666666667" calcext:value-type="float">
            <text:p>0.32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5" calcext:value-type="float">
            <text:p>0.55</text:p>
          </table:table-cell>
          <table:table-cell office:value-type="float" office:value="0.516666666666667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0.566666666666667" calcext:value-type="float">
            <text:p>0.57</text:p>
          </table:table-cell>
          <table:table-cell office:value-type="float" office:value="0.466666666666667" calcext:value-type="float">
            <text:p>0.4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office:value-type="float" office:value="0.516666666666667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64" calcext:value-type="float">
            <text:p>0.64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table:style-name="ce5"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8" calcext:value-type="float">
            <text:p>0.8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style-name="ce5"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9">
            <text:p>kDN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169230769230769" calcext:value-type="float">
            <text:p>0.17</text:p>
          </table:table-cell>
          <table:table-cell table:number-columns-repeated="2"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" calcext:value-type="float">
            <text:p>0.80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16666666666667" calcext:value-type="float">
            <text:p>0.5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66666666666667" calcext:value-type="float">
            <text:p>0.37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" calcext:value-type="float">
            <text:p>0.40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52" calcext:value-type="float">
            <text:p>0.52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N1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230769230769231" calcext:value-type="float">
            <text:p>0.23</text:p>
          </table:table-cell>
          <table:table-cell table:number-columns-repeated="4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9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483333333333333" calcext:value-type="float">
            <text:p>0.4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316666666666667" calcext:value-type="float">
            <text:p>0.32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83333333333333" calcext:value-type="float">
            <text:p>0.3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" calcext:value-type="float">
            <text:p>0.40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52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N2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" calcext:value-type="float">
            <text:p>0.8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76923076923077" calcext:value-type="float">
            <text:p>0.4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0.283333333333333" calcext:value-type="float">
            <text:p>0.28</text:p>
          </table:table-cell>
          <table:table-cell table:number-columns-repeated="2" table:style-name="ce5" office:value-type="float" office:value="0.5" calcext:value-type="float">
            <text:p>0.50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683333333333333" calcext:value-type="float">
            <text:p>0.68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783333333333333" calcext:value-type="float">
            <text:p>0.78</text:p>
          </table:table-cell>
          <table:table-cell table:style-name="ce5" office:value-type="float" office:value="0.633333333333333" calcext:value-type="float">
            <text:p>0.63</text:p>
          </table:table-cell>
          <table:table-cell table:number-columns-repeated="2" office:value-type="float" office:value="0.483333333333333" calcext:value-type="float">
            <text:p>0.48</text:p>
          </table:table-cell>
          <table:table-cell office:value-type="float" office:value="0.5" calcext:value-type="float">
            <text:p>0.50</text:p>
          </table:table-cell>
          <table:table-cell office:value-type="float" office:value="0.55" calcext:value-type="float">
            <text:p>0.55</text:p>
          </table:table-cell>
          <table:table-cell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number-columns-repeated="2"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5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5" office:value-type="float" office:value="0.916666666666667" calcext:value-type="float">
            <text:p>0.92</text:p>
          </table:table-cell>
          <table:table-cell table:style-name="ce5" office:value-type="float" office:value="0.583333333333333" calcext:value-type="float">
            <text:p>0.5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6" calcext:value-type="float">
            <text:p>0.46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6" calcext:value-type="float">
            <text:p>0.66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0</text:p>
          </table:table-cell>
          <table:table-cell office:value-type="float" office:value="0.54" calcext:value-type="float">
            <text:p>0.54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2" table:style-name="ce5"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style-name="ce5" office:value-type="float" office:value="0.9" calcext:value-type="float">
            <text:p>0.9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LSC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923076923076923" calcext:value-type="float">
            <text:p>0.09</text:p>
          </table:table-cell>
          <table:table-cell office:value-type="float" office:value="0.8" calcext:value-type="float">
            <text:p>0.80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569230769230769" calcext:value-type="float">
            <text:p>0.5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692307692307692" calcext:value-type="float">
            <text:p>0.69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366666666666667" calcext:value-type="float">
            <text:p>0.3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33333333333333" calcext:value-type="float">
            <text:p>0.53</text:p>
          </table:table-cell>
          <table:table-cell table:number-columns-repeated="2" office:value-type="float" office:value="0.383333333333333" calcext:value-type="float">
            <text:p>0.38</text:p>
          </table:table-cell>
          <table:table-cell office:value-type="float" office:value="0.366666666666667" calcext:value-type="float">
            <text:p>0.3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0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52" calcext:value-type="float">
            <text:p>0.52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34" calcext:value-type="float">
            <text:p>0.34</text:p>
          </table:table-cell>
          <table:table-cell table:style-name="ce5"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0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2" calcext:value-type="float">
            <text:p>0.2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DCP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584615384615385" calcext:value-type="float">
            <text:p>0.58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30769230769231" calcext:value-type="float">
            <text:p>0.83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723076923076923" calcext:value-type="float">
            <text:p>0.72</text:p>
          </table:table-cell>
          <table:table-cell table:number-columns-repeated="2"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616666666666667" calcext:value-type="float">
            <text:p>0.62</text:p>
          </table:table-cell>
          <table:table-cell office:value-type="float" office:value="0.4" calcext:value-type="float">
            <text:p>0.4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66666666666667" calcext:value-type="float">
            <text:p>0.47</text:p>
          </table:table-cell>
          <table:table-cell table:style-name="ce5" office:value-type="float" office:value="0.53333333333333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0</text:p>
          </table:table-cell>
          <table:table-cell office:value-type="float" office:value="0.48" calcext:value-type="float">
            <text:p>0.48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CLD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338461538461538" calcext:value-type="float">
            <text:p>0.34</text:p>
          </table:table-cell>
          <table:table-cell office:value-type="float" office:value="0.107692307692308" calcext:value-type="float">
            <text:p>0.1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6" calcext:value-type="float">
            <text:p>0.60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61538461538462" calcext:value-type="float">
            <text:p>0.86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307692307692308" calcext:value-type="float">
            <text:p>0.31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266666666666667" calcext:value-type="float">
            <text:p>0.2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33333333333333" calcext:value-type="float">
            <text:p>0.53</text:p>
          </table:table-cell>
          <table:table-cell office:value-type="float" office:value="0.516666666666667" calcext:value-type="float">
            <text:p>0.52</text:p>
          </table:table-cell>
          <table:table-cell table:style-name="ce5" office:value-type="float" office:value="0.566666666666667" calcext:value-type="float">
            <text:p>0.57</text:p>
          </table:table-cell>
          <table:table-cell table:style-name="ce5" office:value-type="float" office:value="0.516666666666667" calcext:value-type="float">
            <text:p>0.52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283333333333333" calcext:value-type="float">
            <text:p>0.28</text:p>
          </table:table-cell>
          <table:table-cell table:style-name="ce5" office:value-type="float" office:value="0.55" calcext:value-type="float">
            <text:p>0.55</text:p>
          </table:table-cell>
          <table:table-cell office:value-type="float" office:value="0.466666666666667" calcext:value-type="float">
            <text:p>0.47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583333333333333" calcext:value-type="float">
            <text:p>0.58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table:style-name="ce5" office:value-type="float" office:value="0.666666666666667" calcext:value-type="float">
            <text:p>0.67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52" calcext:value-type="float">
            <text:p>0.52</text:p>
          </table:table-cell>
          <table:table-cell office:value-type="float" office:value="0.16" calcext:value-type="float">
            <text:p>0.16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table:style-name="ce5" office:value-type="float" office:value="0.6" calcext:value-type="float">
            <text:p>0.6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2" table:style-name="ce5"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F1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261538461538462" calcext:value-type="float">
            <text:p>0.26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584615384615385" calcext:value-type="float">
            <text:p>0.58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15384615384615" calcext:value-type="float">
            <text:p>0.6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15384615384615" calcext:value-type="float">
            <text:p>0.6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2" office:value-type="float" office:value="0.45" calcext:value-type="float">
            <text:p>0.45</text:p>
          </table:table-cell>
          <table:table-cell table:style-name="ce5" office:value-type="float" office:value="0.566666666666667" calcext:value-type="float">
            <text:p>0.57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table:style-name="ce5" office:value-type="float" office:value="0.533333333333333" calcext:value-type="float">
            <text:p>0.53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2" table:style-name="ce5" office:value-type="float" office:value="0.566666666666667" calcext:value-type="float">
            <text:p>0.57</text:p>
          </table:table-cell>
          <table:table-cell table:style-name="ce5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table:number-columns-repeated="2" table:style-name="ce5"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5" office:value-type="float" office:value="0.5" calcext:value-type="float">
            <text:p>0.50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table:style-name="ce5" office:value-type="float" office:value="0.7" calcext:value-type="float">
            <text:p>0.7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5-21T18:38:18.120692237</dc:date>
    <meta:editing-duration>PT1H24M55S</meta:editing-duration>
    <meta:editing-cycles>9</meta:editing-cycles>
    <meta:generator>LibreOffice/7.3.7.2$Linux_X86_64 LibreOffice_project/30$Build-2</meta:generator>
    <meta:document-statistic meta:table-count="1" meta:cell-count="952" meta:object-count="0"/>
  </office:meta>
</office:document-meta>
</file>